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4" office:value-type="string" calcext:value-type="string">
              <text:p>SALDO DEVEDOR</text:p>
            </table:table-cell>
            <table:table-cell table:style-name="ce46" office:value-type="string" calcext:value-type="string">
              <text:p>OBS.:</text:p>
            </table:table-cell>
            <table:table-cell table:style-name="ce49" table:number-columns-repeated="55"/>
          </table:table-row>
        </table:table-header-rows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8-06" calcext:value-type="date">
            <text:p>06/08/2025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9-09" calcext:value-type="date">
            <text:p>09/09/2025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10-06" calcext:value-type="date">
            <text:p>06/10/2025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Mens. 10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11-07" calcext:value-type="date">
            <text:p>07/11/2025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3" office:value-type="string" calcext:value-type="string">
            <text:p>Mens. 11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12-09" calcext:value-type="date">
            <text:p>09/12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3" office:value-type="string" calcext:value-type="string">
            <text:p>Mens. 12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6-01-06" calcext:value-type="date">
            <text:p>06/01/2026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6-01-31" calcext:value-type="date">
            <text:p>31/01/2026</text:p>
          </table:table-cell>
          <table:table-cell table:style-name="ce33" office:value-type="string" calcext:value-type="string">
            <text:p>Mens. 01/2026 (A.C.)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7" office:value-type="date" office:date-value="2026-02-06" calcext:value-type="date">
            <text:p>06/02/2026</text:p>
          </table:table-cell>
          <table:table-cell table:style-name="ce45" table:formula="of:=[.C8]-[.F8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6-02-28" calcext:value-type="date">
            <text:p>28/02/2026</text:p>
          </table:table-cell>
          <table:table-cell table:style-name="ce33" office:value-type="string" calcext:value-type="string">
            <text:p>Mens. 02/2026 (A.C.)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7"/>
          <table:table-cell table:style-name="ce45" table:formula="of:=[.C9]-[.F9]" office:value-type="float" office:value="1150" calcext:value-type="float">
            <text:p>1.150,00</text:p>
          </table:table-cell>
          <table:table-cell table:style-name="ce47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9])" office:value-type="float" office:value="1150" calcext:value-type="float">
            <text:p>1.150,00</text:p>
          </table:table-cell>
          <table:table-cell table:style-name="ce46"/>
          <table:table-cell table:style-name="ce49" table:number-columns-repeated="55"/>
        </table:table-row>
        <table:table-row table:style-name="ro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1976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07.422090288">00:00:00</text:time></text:span><text:span text:style-name="MT2"><text:s/></text:span></text:p>
        </style:region-center>
        <style:region-right>
          <text:p><text:span text:style-name="MT3">Pranimal Com. Rações Art. Vet. Ib. Ltda.</text:span><text:span text:style-name="MT4"> </text:span><text:span text:style-name="MT4"><text:line-break/></text:span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Pranimal Com. de Rações e Art. Vet. Ib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07.42439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6-03-02T11:13:07.815412847</dc:date>
    <meta:print-date>2025-05-08T10:23:24.397000000</meta:print-date>
    <dc:language>pt-PT</dc:language>
    <meta:editing-cycles>694</meta:editing-cycles>
    <meta:editing-duration>PT21H9M26S</meta:editing-duration>
    <meta:document-statistic meta:table-count="1" meta:cell-count="72" meta:object-count="0"/>
    <meta:user-defined meta:name="Info 0"/>
    <meta:user-defined meta:name="Info 1"/>
    <meta:user-defined meta:name="Info 2"/>
    <meta:user-defined meta:name="Info 3"/>
  </office:meta>
</office:document-meta>
</file>